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2a536" officeooo:paragraph-rsid="0012a536"/>
    </style:style>
    <style:style style:name="P5" style:family="paragraph" style:parent-style-name="Standard">
      <style:text-properties officeooo:rsid="00142b13" officeooo:paragraph-rsid="00142b13"/>
    </style:style>
    <style:style style:name="P6" style:family="paragraph" style:parent-style-name="Standard">
      <style:text-properties officeooo:rsid="001625ef" officeooo:paragraph-rsid="001625ef"/>
    </style:style>
    <style:style style:name="T1" style:family="text">
      <style:text-properties officeooo:rsid="000f9144"/>
    </style:style>
    <style:style style:name="T2" style:family="text">
      <style:text-properties officeooo:rsid="00162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4">2ºReunion</text:p>
      <text:p text:style-name="P5">Iniciada a las 20:15</text:p>
      <text:p text:style-name="P5"><text:span text:style-name="T2">Tarea 1 en revisión.</text:span></text:p>
      <text:p text:style-name="P6">Tarea 2 en proceso</text:p>
      <text:p text:style-name="P6">Tarea 3 en revisión.</text:p>
      <text:p text:style-name="P6">Tarea 4 en proceso.</text:p>
      <text:p text:style-name="P6">Finalizada a las 20:3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1T20:31:03.196000000</dc:date>
    <meta:editing-duration>PT33M39S</meta:editing-duration>
    <meta:editing-cycles>6</meta:editing-cycles>
    <meta:document-statistic meta:table-count="0" meta:image-count="0" meta:object-count="0" meta:page-count="1" meta:paragraph-count="14" meta:word-count="58" meta:character-count="303" meta:non-whitespace-character-count="259"/>
  </office:meta>
</office:document-meta>
</file>